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oto Sans CJK SC" svg:font-family="Noto Sans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style:font-name="Calibri" fo:font-size="20pt" style:font-size-asian="20pt" style:font-size-complex="20pt" fo:language="it" fo:country="IT"/>
    </style:style>
    <style:style style:name="T2" style:parent-style-name="Car.predefinitoparagrafo" style:family="text">
      <style:text-properties style:font-name="Calibri" fo:font-size="11pt" style:font-size-asian="11pt" style:font-size-complex="11pt" fo:language="it" fo:country="IT"/>
    </style:style>
    <style:style style:name="T3" style:parent-style-name="Car.predefinitoparagrafo" style:family="text">
      <style:text-properties style:font-name="Calibri" fo:font-size="11pt" style:font-size-asian="11pt" style:font-size-complex="11pt" fo:language="it" fo:country="IT"/>
    </style:style>
    <style:style style:name="T4" style:parent-style-name="Car.predefinitoparagrafo" style:family="text">
      <style:text-properties style:font-name="Calibri" fo:font-size="11pt" style:font-size-asian="11pt" style:font-size-complex="11pt" fo:language="it" fo:country="IT"/>
    </style:style>
    <style:style style:name="T5" style:parent-style-name="Car.predefinitoparagrafo" style:family="text">
      <style:text-properties style:font-name="Calibri" fo:font-weight="bold" style:font-weight-asian="bold" style:font-weight-complex="bold" fo:font-style="italic" style:font-style-asian="italic" style:font-style-complex="italic" fo:font-size="11pt" style:font-size-asian="11pt" style:font-size-complex="11pt" fo:language="it" fo:country="IT"/>
    </style:style>
    <style:style style:name="T6" style:parent-style-name="Car.predefinitoparagrafo" style:family="text">
      <style:text-properties style:font-name="Calibri" fo:font-weight="bold" style:font-weight-asian="bold" style:font-weight-complex="bold" fo:font-style="italic" style:font-style-asian="italic" style:font-style-complex="italic" fo:font-size="11pt" style:font-size-asian="11pt" style:font-size-complex="11pt" fo:language="it" fo:country="IT"/>
    </style:style>
    <style:style style:name="T7" style:parent-style-name="Car.predefinitoparagrafo" style:family="text">
      <style:text-properties style:font-name="Calibri" fo:font-weight="bold" style:font-weight-asian="bold" style:font-weight-complex="bold" fo:font-style="italic" style:font-style-asian="italic" style:font-style-complex="italic" fo:font-size="11pt" style:font-size-asian="11pt" style:font-size-complex="11pt" fo:language="it" fo:country="IT"/>
    </style:style>
    <style:style style:name="P8" style:parent-style-name="Standard" style:family="paragraph">
      <style:text-properties style:font-name="Calibri" fo:font-size="11pt" style:font-size-asian="11pt" style:font-size-complex="11pt" fo:language="it" fo:country="IT"/>
    </style:style>
    <style:style style:name="T9" style:parent-style-name="Car.predefinitoparagrafo" style:family="text">
      <style:text-properties style:font-name="Calibri" fo:font-size="11pt" style:font-size-asian="11pt" style:font-size-complex="11pt" fo:language="it" fo:country="IT"/>
    </style:style>
    <style:style style:name="T10" style:parent-style-name="Car.predefinitoparagrafo" style:family="text">
      <style:text-properties style:font-name="Calibri" fo:font-weight="bold" style:font-weight-asian="bold" style:font-weight-complex="bold" fo:font-style="italic" style:font-style-asian="italic" style:font-style-complex="italic" fo:font-size="11pt" style:font-size-asian="11pt" style:font-size-complex="11pt" fo:language="it" fo:country="IT"/>
    </style:style>
    <style:style style:name="P11" style:parent-style-name="Standard" style:family="paragraph">
      <style:text-properties style:font-name="Calibri" fo:font-weight="bold" style:font-weight-asian="bold" style:font-weight-complex="bold" fo:font-style="italic" style:font-style-asian="italic" style:font-style-complex="italic" fo:font-size="11pt" style:font-size-asian="11pt" style:font-size-complex="11pt" fo:language="it" fo:country="IT"/>
    </style:style>
    <style:style style:name="P12" style:parent-style-name="Standard" style:family="paragraph">
      <style:text-properties style:font-name="Calibri" fo:font-size="11pt" style:font-size-asian="11pt" style:font-size-complex="11pt" fo:language="it" fo:country="IT"/>
    </style:style>
    <style:style style:name="T13" style:parent-style-name="Car.predefinitoparagrafo" style:family="text">
      <style:text-properties style:font-name="Calibri" fo:font-size="11pt" style:font-size-asian="11pt" style:font-size-complex="11pt" fo:language="it" fo:country="IT"/>
    </style:style>
    <style:style style:name="T14" style:parent-style-name="Car.predefinitoparagrafo" style:family="text">
      <style:text-properties style:font-name="Calibri" fo:font-weight="bold" style:font-weight-asian="bold" style:font-weight-complex="bold" fo:font-style="italic" style:font-style-asian="italic" style:font-style-complex="italic" fo:font-size="11pt" style:font-size-asian="11pt" style:font-size-complex="11pt" fo:language="it" fo:country="IT"/>
    </style:style>
    <style:style style:name="T15" style:parent-style-name="Car.predefinitoparagrafo" style:family="text">
      <style:text-properties style:font-name="Calibri" fo:font-weight="bold" style:font-weight-asian="bold" style:font-weight-complex="bold" fo:font-style="italic" style:font-style-asian="italic" style:font-style-complex="italic" fo:font-size="11pt" style:font-size-asian="11pt" style:font-size-complex="11pt" fo:language="it" fo:country="IT"/>
    </style:style>
    <style:style style:name="T16" style:parent-style-name="Car.predefinitoparagrafo" style:family="text">
      <style:text-properties style:font-name="Calibri" fo:font-weight="bold" style:font-weight-asian="bold" style:font-weight-complex="bold" fo:font-style="italic" style:font-style-asian="italic" style:font-style-complex="italic" fo:font-size="11pt" style:font-size-asian="11pt" style:font-size-complex="11pt" fo:language="it" fo:country="IT"/>
    </style:style>
    <style:style style:name="P17" style:parent-style-name="Standard" style:family="paragraph">
      <style:text-properties style:font-name="Calibri" fo:font-size="11pt" style:font-size-asian="11pt" style:font-size-complex="11pt" fo:language="it" fo:country="IT"/>
    </style:style>
    <style:style style:name="T18" style:parent-style-name="Car.predefinitoparagrafo" style:family="text">
      <style:text-properties style:font-name="Calibri" fo:font-size="11pt" style:font-size-asian="11pt" style:font-size-complex="11pt" fo:language="it" fo:country="IT"/>
    </style:style>
    <style:style style:name="T19" style:parent-style-name="Car.predefinitoparagrafo" style:family="text">
      <style:text-properties style:font-name="Calibri" fo:font-weight="bold" style:font-weight-asian="bold" style:font-weight-complex="bold" fo:font-style="italic" style:font-style-asian="italic" style:font-style-complex="italic" fo:font-size="11pt" style:font-size-asian="11pt" style:font-size-complex="11pt" fo:language="it" fo:country="IT"/>
    </style:style>
    <style:style style:name="P20" style:parent-style-name="Standard" style:family="paragraph">
      <style:text-properties style:font-name="Calibri" fo:font-size="11pt" style:font-size-asian="11pt" style:font-size-complex="11pt" fo:language="it" fo:country="IT"/>
    </style:style>
    <style:style style:name="P21" style:parent-style-name="Standard" style:family="paragraph">
      <style:text-properties style:font-name="Calibri" fo:font-size="20pt" style:font-size-asian="20pt" style:font-size-complex="20pt" fo:language="it" fo:country="IT"/>
    </style:style>
    <style:style style:name="P22" style:parent-style-name="Standard" style:family="paragraph">
      <style:text-properties style:font-name="Calibri" fo:font-size="20pt" style:font-size-asian="20pt" style:font-size-complex="20pt" fo:language="it" fo:country="IT"/>
    </style:style>
    <style:style style:name="P23" style:parent-style-name="Standard" style:family="paragraph">
      <style:text-properties style:font-name="Calibri" fo:font-weight="bold" style:font-weight-asian="bold" style:font-weight-complex="bold" fo:font-style="italic" style:font-style-asian="italic" style:font-style-complex="italic" fo:font-size="11pt" style:font-size-asian="11pt" style:font-size-complex="11pt" fo:language="it" fo:country="IT"/>
    </style:style>
    <style:style style:name="P24" style:parent-style-name="Standard" style:family="paragraph">
      <style:text-properties style:font-name="Calibri" fo:font-weight="bold" style:font-weight-asian="bold" style:font-weight-complex="bold" fo:font-style="italic" style:font-style-asian="italic" style:font-style-complex="italic" fo:font-size="11pt" style:font-size-asian="11pt" style:font-size-complex="11pt" fo:language="it" fo:country="IT"/>
    </style:style>
    <style:style style:name="P25" style:parent-style-name="Standard" style:family="paragraph">
      <style:text-properties style:font-name="Calibri" fo:font-size="11pt" style:font-size-asian="11pt" style:font-size-complex="11pt" fo:language="it" fo:country="IT"/>
    </style:style>
    <style:style style:name="P26" style:parent-style-name="Standard" style:family="paragraph">
      <style:text-properties style:font-name="Calibri" fo:font-size="11pt" style:font-size-asian="11pt" style:font-size-complex="11pt" fo:language="it" fo:country="IT"/>
    </style:style>
    <style:style style:name="P27" style:parent-style-name="Standard" style:family="paragraph">
      <style:text-properties style:font-name="Calibri" fo:font-size="11pt" style:font-size-asian="11pt" style:font-size-complex="11pt" fo:language="it" fo:country="IT"/>
    </style:style>
    <style:style style:name="P28" style:parent-style-name="Standard" style:family="paragraph">
      <style:text-properties style:font-name="Calibri" fo:font-weight="bold" style:font-weight-asian="bold" style:font-weight-complex="bold" fo:font-style="italic" style:font-style-asian="italic" style:font-style-complex="italic" fo:font-size="11pt" style:font-size-asian="11pt" style:font-size-complex="11pt" fo:language="it" fo:country="IT"/>
    </style:style>
    <style:style style:name="P29" style:parent-style-name="Standard" style:family="paragraph">
      <style:text-properties style:font-name="Calibri" fo:font-size="11pt" style:font-size-asian="11pt" style:font-size-complex="11pt" fo:language="it" fo:country="IT"/>
    </style:style>
    <style:style style:name="P30" style:parent-style-name="Standard" style:family="paragraph">
      <style:text-properties style:font-name="Calibri" fo:font-size="11pt" style:font-size-asian="11pt" style:font-size-complex="11pt" fo:language="it" fo:country="IT"/>
    </style:style>
    <style:style style:name="P31" style:parent-style-name="Standard" style:family="paragraph">
      <style:text-properties style:font-name="Calibri" fo:font-size="11pt" style:font-size-asian="11pt" style:font-size-complex="11pt" fo:language="it" fo:country="IT"/>
    </style:style>
    <style:style style:name="P32" style:parent-style-name="Standard" style:family="paragraph">
      <style:text-properties style:font-name="Calibri" fo:font-size="11pt" style:font-size-asian="11pt" style:font-size-complex="11pt" fo:language="it" fo:country="IT"/>
    </style:style>
    <style:style style:name="P33" style:parent-style-name="Standard" style:family="paragraph">
      <style:text-properties style:font-name="Calibri" fo:font-size="11pt" style:font-size-asian="11pt" style:font-size-complex="11pt" fo:language="it" fo:country="IT"/>
    </style:style>
    <style:style style:name="P34" style:parent-style-name="Standard" style:family="paragraph">
      <style:text-properties style:font-name="Calibri" fo:font-size="11pt" style:font-size-asian="11pt" style:font-size-complex="11pt" fo:language="it" fo:country="IT"/>
    </style:style>
    <style:style style:name="P35" style:parent-style-name="Standard" style:family="paragraph">
      <style:text-properties style:font-name="Calibri" fo:font-size="11pt" style:font-size-asian="11pt" style:font-size-complex="11pt" fo:language="it" fo:country="IT"/>
    </style:style>
    <style:style style:name="P36" style:parent-style-name="Standard" style:family="paragraph">
      <style:text-properties style:font-name="Calibri" fo:font-size="11pt" style:font-size-asian="11pt" style:font-size-complex="11pt" fo:language="it" fo:country="IT"/>
    </style:style>
    <style:style style:name="P37" style:parent-style-name="Standard" style:family="paragraph">
      <style:text-properties style:font-name="Calibri" fo:font-size="11pt" style:font-size-asian="11pt" style:font-size-complex="11pt" fo:language="it" fo:country="IT"/>
    </style:style>
    <style:style style:name="P38" style:parent-style-name="Standard" style:family="paragraph">
      <style:text-properties style:font-name="Calibri" fo:font-size="11pt" style:font-size-asian="11pt" style:font-size-complex="11pt" fo:language="it" fo:country="IT"/>
    </style:style>
    <style:style style:name="P39" style:parent-style-name="Standard" style:family="paragraph">
      <style:text-properties style:font-name="Calibri" fo:font-size="20pt" style:font-size-asian="20pt" style:font-size-complex="20pt" fo:language="it" fo:country="IT"/>
    </style:style>
    <style:style style:name="P40" style:parent-style-name="Standard" style:family="paragraph">
      <style:text-properties style:font-name="Calibri" fo:font-size="11pt" style:font-size-asian="11pt" style:font-size-complex="11pt" fo:language="it" fo:country="IT"/>
    </style:style>
    <style:style style:name="P41" style:parent-style-name="Standard" style:family="paragraph">
      <style:text-properties style:font-name="Calibri" fo:font-size="11pt" style:font-size-asian="11pt" style:font-size-complex="11pt" fo:language="it" fo:country="IT"/>
    </style:style>
    <style:style style:name="P42" style:parent-style-name="Standard" style:family="paragraph">
      <style:text-properties style:font-name="Calibri" fo:font-size="11pt" style:font-size-asian="11pt" style:font-size-complex="11pt" fo:language="it" fo:country="IT"/>
    </style:style>
    <style:style style:name="P43" style:parent-style-name="Standard" style:family="paragraph">
      <style:text-properties style:font-name="Calibri" fo:font-size="11pt" style:font-size-asian="11pt" style:font-size-complex="11pt" fo:language="it" fo:country="IT"/>
    </style:style>
    <style:style style:name="P44" style:parent-style-name="Standard" style:family="paragraph">
      <style:text-properties style:font-name="Calibri" fo:font-size="11pt" style:font-size-asian="11pt" style:font-size-complex="11pt" fo:language="it" fo:country="IT"/>
    </style:style>
    <style:style style:name="T45" style:parent-style-name="Car.predefinitoparagrafo" style:family="text">
      <style:text-properties style:font-name="Calibri" fo:font-size="11pt" style:font-size-asian="11pt" style:font-size-complex="11pt" fo:language="it" fo:country="IT"/>
    </style:style>
    <style:style style:name="T46" style:parent-style-name="Car.predefinitoparagrafo" style:family="text">
      <style:text-properties style:font-name="Calibri" fo:font-size="11pt" style:font-size-asian="11pt" style:font-size-complex="11pt" fo:language="it" fo:country="IT"/>
    </style:style>
  </office:automatic-styles>
  <office:body>
    <office:text text:use-soft-page-breaks="true">
      <text:p text:style-name="P1">Come usare il programma</text:p>
      <text:p text:style-name="Standard"><text:span text:style-name="T2">Per avviare il programma server è necessario entrare nella cartella “server” e lanciare il seguente comando:</text:span><text:span text:style-name="T3"><text:line-break/></text:span><text:span text:style-name="T4">-)<text:s/></text:span><text:span text:style-name="T5">gcc -Wall</text:span><text:span text:style-name="T6"><text:s/>-pthread</text:span><text:span text:style-name="T7"><text:s/>main.c -o server.out</text:span></text:p>
      <text:p text:style-name="P8">seguito da</text:p>
      <text:p text:style-name="Standard"><text:span text:style-name="T9">-)<text:s/></text:span><text:span text:style-name="T10">./server.out</text:span></text:p>
      <text:p text:style-name="P11"/>
      <text:p text:style-name="P12">Per avviare il programma client è<text:s/>necessario entrare nella cartella “client” e lanciare il seguente comando:</text:p>
      <text:p text:style-name="Standard"><text:span text:style-name="T13">-)<text:s/></text:span><text:span text:style-name="T14">gcc -Wall<text:s/></text:span><text:span text:style-name="T15">-pthread<text:s/></text:span><text:span text:style-name="T16">main.c -o client.out</text:span></text:p>
      <text:p text:style-name="P17">seguito da</text:p>
      <text:p text:style-name="Standard"><text:span text:style-name="T18">-)<text:s/></text:span><text:span text:style-name="T19">./server.out</text:span></text:p>
      <text:p text:style-name="P20">A differenza del server, la cui istanza è unica, possiamo lanciare e tenere attivi in contemporanea tanti client quanti<text:s/>se ne desiderano (ovviamente tenendo sempre in considerazione il limite della memoria, che tutta via in questo caso, visto le esigue risorse necessarie per ogni client connesso, consideriamo illimitata)</text:p>
      <text:p text:style-name="P21"/>
      <text:p text:style-name="P22">Implementazione del codice</text:p>
      <text:p text:style-name="P23"><text:line-break/>CLIENT</text:p>
      <text:p text:style-name="P24"/>
      <text:p text:style-name="P25">Ho creato e implementato il client tenendo in mente il fatto che sostanzialmente il suo scopo è solamente quello di permetterci di comunicare in modo corretto con il server. Quindi come prima cosa, ho realizzato una funzione che tenta di istanziare una connessione con il<text:s/>server remoto, restituendo nel caso di successo una struttura contenente gli estremi della connessione. Il client quindi dopo un primo tentativo, ritenterà la connessione ogni 3 secondi, fino al successo dell’operazione. Una volta creata la connessione e connessi al socket, entriamo in un while loop che ci consente di ciclare fino a quando l’utente non deciderà di annullare la connessione con il comando exit.<text:s/><text:line-break/>Subito dopo, tentiamo di prendere i dati da elaborare con la scanf, se la scanf va a buon fine, controlliamo l’operatore centrale inserito, se l’operatore centrale è uno tra le 4 operazioni, allora inviamo le informazioni al client e attendiamo la risposta, altrimenti restituiamo un errore. Restituiamo un errore anche se la scanf fallisce, <text:s/>anche se in<text:s/>questo caso prima di restituirlo analizziamo la stringa rimasta nel buffer: se equivale ad exit, invece di lanciare un errore, chiudiamo il socket e usciamo da programma.</text:p>
      <text:p text:style-name="P26">Una volta inviati i dati, cerchiamo di riceverli. Se nella ricezione<text:s/>rileviamo una anomalia, vuol dire che il server probabilmente è andato offline o ha chiuso la connessione. Chiudiamo quindi il socket attuale e con la stessa funzione chiamata all’inizio del programma cerchiamo di <text:s/>ristabilire la connessione per poi reinviare l’input della quale attendevamo una risposta.<text:line-break/>Una volta ricevuta la risposta, semplicemente la stampiamo a schermo e ricominciamo il processo.</text:p>
      <text:p text:style-name="P27"/>
      <text:p text:style-name="P28">SERVER</text:p>
      <text:p text:style-name="P29"><text:s/></text:p>
      <text:p text:style-name="P30">Per il server ho prima di tutto creato una struttura contenente gli “argomenti” necessari per la<text:s/>corretta esecuzione dei thread (visto e considerando il fatto che siamo in un ambiente multithread), subito dopo ho istanziato il semaforo necessario per controllare l’accesso al log da parte dei nostri thread in una variabile globale per poter permettere<text:s/>a tutti l’accesso. Una volta fatto questo, ho iniziato a scrivere la logica del server, istanziando la struttura di tipo sockaddr_in necessaria per la connessione. Una volta fatto questo, istanziamo il file descriptor del socket server e lo inizializziamo.<text:s/>Una volta inizializzato, facciamo il binding con le istruzioni contenute in sockaddr_in precedentemente specificate. Se anche il bind ha successo, avviamo la fase di listening delle connessioni e chiamiamo la funzione set_output() che ha il compito di impostare il “redirect” del print direttamente sul file di log.<text:line-break/>Una volta fatto questo, come ultima cosa prima di iniziare a ciclare e accettare le connessioni dei client,<text:s/><text:soft-page-break/>blocchiamo il segnale SIGCHLD, per evitare di rendere zombie tutti i nostri thread terminati (altrimenti dovremmo ogni volta chiamare la wait() per ogni thread terminato, ma nel nostro caso non ha molto senso).<text:line-break/>Adesso possiamo finalmente iniziare ad accettare le connessioni del client, che vengono accettate e poi subito dopo seguite da una serie di istruzioni necessarie a istanziare con una malloc la struct con gli argomenti che passeremo al thread. Questa struct contiene:</text:p>
      <text:p text:style-name="P31">- L’id del thread</text:p>
      <text:p text:style-name="P32">- Il socket con il client</text:p>
      <text:p text:style-name="P33">- L’ip del client (necessario per printarlo nel log)</text:p>
      <text:p text:style-name="P34"/>
      <text:p text:style-name="P35">Chiamiamo infine pthread_create passando in input la sezione di memoria dove mettere l’id del thread, il riferimento alla funzione da effettuare e il riferimento alla thread_arguments allocata.</text:p>
      <text:p text:style-name="P36"/>
      <text:p text:style-name="P37">Entriamo ora nella sezione di codice che svolge l’operazione per la quale è stato scritto il server, ovvero rispondere alle richieste del client.<text:s/><text:line-break/>In questa sezione come prima cosa troviamo un while loop in cui abbiamo come condizione la funzione read: finché il socket è attivo, prosegui. La read infatti restituirà -1 nel caso in cui il client decida di chiudere la connessione, uscendo quindi dal ciclo. Una volta letti i dati, come prima cosa prendiamo il timestamp dall’EPOC, <text:s/>poi con uno switch vediamo il tipo di operazione da effettuare. Una volta effettuata l’operazione, riprendiamo nuovamente il timestamp a partire dall’EPOC e inviamo il risultato e i due timestamp al client che li consumerà in modo consono. Infine, utilizzando il semaforo mutex globale, richiediamo l’accesso al log per poter scrivere i dettagli dell’operazione appena effettuata.</text:p>
      <text:p text:style-name="P38"/>
      <text:p text:style-name="P39">Piano di test</text:p>
      <text:p text:style-name="P40">I seguenti programi client server sono stati testati in questo modo:</text:p>
      <text:p text:style-name="P41">- Semplice invio di operazioni da un solo client<text:line-break/>- Apertura e chiusura di più client connessi ad uno stesso server e invio “contemporaneo e non” di richieste diverse</text:p>
      <text:p text:style-name="P42">- Scrittura nel client di dati non validi</text:p>
      <text:p text:style-name="P43">- Invio al server di numeri negativi e/o positivi con tutte le tipologie di operazioni</text:p>
      <text:p text:style-name="P44">- Avvio del client senza la presenza del server online</text:p>
      <text:p text:style-name="Standard"><text:span text:style-name="T45">- Interruzione inaspettata del server e conseguente “adeguamento”<text:s/></text:span><text:span text:style-name="T46">del cli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oto Sans CJK SC" svg:font-family="Noto Sans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Intestazione" style:display-name="Intestazione" style:family="paragraph" style:parent-style-name="HeaderandFooter">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Intestazione">Relazione Homework 2<text:tab/><text:tab/>Federico Pizzari 1936451</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Federico Pizzari</dc:creator>
    <meta:creation-date>2022-06-08T20:22:00Z</meta:creation-date>
    <dc:date>2022-06-16T19:42:00Z</dc:date>
    <meta:template xlink:href="Normal.dotm" xlink:type="simple"/>
    <meta:editing-cycles>14</meta:editing-cycles>
    <meta:editing-duration>PT2160S</meta:editing-duration>
    <meta:document-statistic meta:page-count="2" meta:paragraph-count="11" meta:word-count="838" meta:character-count="5605" meta:row-count="39" meta:non-whitespace-character-count="4778"/>
  </office:meta>
</office:document-meta>
</file>